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text-properties officeooo:paragraph-rsid="0002ce6c"/>
    </style:style>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9"/>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text-properties officeooo:paragraph-rsid="0002ce6c"/>
    </style:style>
    <style:style style:name="P12" style:family="paragraph" style:parent-style-name="Text_20_body" style:list-style-name="L13"/>
    <style:style style:name="P13" style:family="paragraph" style:parent-style-name="Text_20_body" style:list-style-name="L13">
      <style:paragraph-properties fo:margin-top="0cm" fo:margin-bottom="0cm" style:contextual-spacing="false"/>
    </style:style>
    <style:style style:name="T1" style:family="text">
      <style:text-properties officeooo:rsid="0002ce6c"/>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omputer programming is the process of writing source code using programming languages. It involves defining commands, syntax, and algorithms to solve problems. The source code is translated into machine language for execution. There are different programming paradigms:</text:p>
      <text:list text:style-name="L13">
        <text:list-item>
          <text:p text:style-name="P13">Event-driven: Programs respond to events by executing actions.</text:p>
        </text:list-item>
        <text:list-item>
          <text:p text:style-name="P13">Procedural: Describes tasks step by step, promoting reusability.</text:p>
        </text:list-item>
        <text:list-item>
          <text:p text:style-name="P13">Object-oriented: Organizes code around objects, emphasizing encapsulation, inheritance, polymorphism, and abstraction.</text:p>
        </text:list-item>
        <text:list-item>
          <text:p text:style-name="P12">Declarative: Focuses on describing desired results rather than specific steps.</text:p>
        </text:list-item>
      </text:list>
      <text:p text:style-name="Text_20_body">Programming languages can be high-level or low-level. High-level languages like Java, Python, C<text:span text:style-name="T1">+</text:span>+, and Ruby are easier to read and write, providing abstractions and built-in functionalities. Low-level languages, such as assembly and machine language, are closer to the computer's hardware and require more detailed instructions.</text:p>
      <text:p text:style-name="Text_20_body">Object-oriented Programming (OOP): OOP organizes code around objects and classes. It involves objects that encapsulate attributes (data) and behaviors (methods). Classes define the structure and behavior of objects. OOP also includes inheritance, encapsulation, and polymorphism.</text:p>
      <text:p text:style-name="Text_20_body">AI aims to mimic human intelligence. It has applications in various domains, including increased efficiency, improved decision-making, cost savings, but also poses challenges and potential drawbacks such as high costs, human dependency, unemployment, lack of emotions and creativity, and ethical considerations.</text:p>
      <text:p text:style-name="P11">Machine Learning and Deep Learning are subfields of AI. ML algorithms enable machines to learn patterns and make predictions based on training data. DL utilizes neural networks to analyze complex data hierarchies.</text:p>
      <text:p text:style-name="P11">Virtual Reality creates simulated environments for interaction, while Augmented Reality overlays digital information onto the real world.</text:p>
      <text:p text:style-name="Text_20_body">Game programming involves creating computer games in various genres, such as strategy, puzzle, adventure, action, and role-playing. It encompasses components like artwork, characters, levels, audio, lighting, physics, and storytelling. Programming languages are used in game development.</text:p>
      <text:p text:style-name="Text_20_body">Robots are computer-controlled machines designed to perform specific tasks. They exhibit characteristics like mobility, manipulation, autonomy, and remote control.</text:p>
      <text:p text:style-name="Text_20_body">Robotic systems are machines or devices that perform tasks autonomously. They consist of components such as a processing unit, power supply, sensors, program, and end-effectors.</text:p>
      <text:p text:style-name="Text_20_body">Robotics is the field focused on designing, developing, and applying robots. Programming languages commonly used in robotics include C/C++, Python, and Java. Robotic systems increase productivity, improve quality, reduce labor costs, and enhance safety in various industries. Challenges in the adoption of robotic systems include cybersecurity vulnerabilities and dependency on technology. Ensuring responsible development and deployment of robotic systems is crucial to leverage their benefits while mitigating risks.</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00:12:09.214825346</meta:creation-date>
    <dc:date>2023-06-16T00:29:12.972916561</dc:date>
    <meta:editing-duration>PT17M6S</meta:editing-duration>
    <meta:editing-cycles>1</meta:editing-cycles>
    <meta:generator>LibreOffice/7.5.3.2$Linux_X86_64 LibreOffice_project/50$Build-2</meta:generator>
    <meta:document-statistic meta:table-count="0" meta:image-count="0" meta:object-count="0" meta:page-count="1" meta:paragraph-count="14" meta:word-count="396" meta:character-count="3009" meta:non-whitespace-character-count="2631"/>
  </office:meta>
</office:document-meta>
</file>